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Helvetica-Normal" svg:font-family="Helvetica-Normal" style:font-family-generic="system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entona" svg:font-family="gentona, sans-serif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5.3125in"/>
    </style:style>
    <style:style style:name="Table1.B" style:family="table-column">
      <style:table-column-properties style:column-width="1.6125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6875in"/>
    </style:style>
    <style:style style:name="Table2.C" style:family="table-column">
      <style:table-column-properties style:column-width="3.3021in"/>
    </style:style>
    <style:style style:name="Table2.A1" style:family="table-cell">
      <style:table-cell-properties fo:padding="0in" fo:border="none" style:writing-mode="lr-tb"/>
    </style:style>
    <style:style style:name="Table2.4" style:family="table-row">
      <style:table-row-properties style:min-row-height="0.0958in" style:use-optimal-row-height="false"/>
    </style:style>
    <style:style style:name="Table3" style:family="table">
      <style:table-properties style:width="6.9319in" fo:margin-left="-0.0069in" table:align="left"/>
    </style:style>
    <style:style style:name="Table3.A" style:family="table-column">
      <style:table-column-properties style:column-width="0.0313in"/>
    </style:style>
    <style:style style:name="Table3.B" style:family="table-column">
      <style:table-column-properties style:column-width="0.9424in"/>
    </style:style>
    <style:style style:name="Table3.C" style:family="table-column">
      <style:table-column-properties style:column-width="3.3535in"/>
    </style:style>
    <style:style style:name="Table3.D" style:family="table-column">
      <style:table-column-properties style:column-width="2.6049in"/>
    </style:style>
    <style:style style:name="Table3.B1" style:family="table-cell">
      <style:table-cell-properties fo:padding="0in" fo:border="none" style:writing-mode="lr-tb"/>
    </style:style>
    <style:style style:name="Table5" style:family="table">
      <style:table-properties style:width="6.9319in" fo:margin-left="-0.0069in" table:align="left"/>
    </style:style>
    <style:style style:name="Table5.A" style:family="table-column">
      <style:table-column-properties style:column-width="0.0313in"/>
    </style:style>
    <style:style style:name="Table5.B" style:family="table-column">
      <style:table-column-properties style:column-width="0.9424in"/>
    </style:style>
    <style:style style:name="Table5.C" style:family="table-column">
      <style:table-column-properties style:column-width="0.8389in"/>
    </style:style>
    <style:style style:name="Table5.D" style:family="table-column">
      <style:table-column-properties style:column-width="5.1194in"/>
    </style:style>
    <style:style style:name="Table5.B1" style:family="table-cell">
      <style:table-cell-properties fo:padding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Helvetica1"/>
    </style:style>
    <style:style style:name="P3" style:family="paragraph" style:parent-style-name="Horizontal_20_Line">
      <style:text-properties style:font-name="Helvetica1" fo:font-size="12pt" fo:font-weight="bold" style:font-size-asian="12pt" style:font-weight-asian="bold" style:font-size-complex="12pt" style:font-weight-complex="bold"/>
    </style:style>
    <style:style style:name="P4" style:family="paragraph" style:parent-style-name="Horizontal_20_Line">
      <style:paragraph-properties fo:margin-top="0.0398in" fo:margin-bottom="0.2362in" style:contextual-spacing="false"/>
      <style:text-properties style:font-name="Helvetica1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style:font-name="Helvetica1"/>
    </style:style>
    <style:style style:name="P6" style:family="paragraph" style:parent-style-name="Table_20_Contents">
      <style:text-properties style:font-name="Helvetica1" fo:font-style="italic" style:font-style-asian="italic" style:font-style-complex="italic"/>
    </style:style>
    <style:style style:name="P7" style:family="paragraph" style:parent-style-name="Table_20_Contents">
      <style:text-properties style:font-name="Helvetica1" fo:language="de" fo:country="DE"/>
    </style:style>
    <style:style style:name="P8" style:family="paragraph" style:parent-style-name="Text_20_body">
      <style:text-properties style:font-name="Helvetica1"/>
    </style:style>
    <style:style style:name="P9" style:family="paragraph" style:parent-style-name="Standard">
      <style:paragraph-properties fo:text-align="center" style:justify-single-word="false"/>
      <style:text-properties style:font-name="Helvetica-Normal"/>
    </style:style>
    <style:style style:name="P10" style:family="paragraph" style:parent-style-name="Text_20_body">
      <style:paragraph-properties fo:margin-top="0.0398in" fo:margin-bottom="0.0398in" style:contextual-spacing="false" fo:line-height="100%"/>
      <style:text-properties style:font-name="Helvetica-Normal" fo:language="de" fo:country="DE" fo:font-weight="bold" style:font-weight-asian="bold" style:font-weight-complex="bold"/>
    </style:style>
    <style:style style:name="P11" style:family="paragraph" style:parent-style-name="Table_20_Contents">
      <style:text-properties style:font-name="Helvetica-Normal" fo:font-size="6pt" style:font-size-asian="6pt" style:font-size-complex="6pt"/>
    </style:style>
    <style:style style:name="P12" style:family="paragraph" style:parent-style-name="Table_20_Contents">
      <style:text-properties fo:font-size="6pt" style:font-size-asian="6pt" style:font-size-complex="6pt"/>
    </style:style>
    <style:style style:name="P13" style:family="paragraph" style:parent-style-name="Horizontal_20_Line">
      <style:text-properties style:font-name="Helvetica1" fo:font-size="12pt" fo:font-weight="bold" officeooo:paragraph-rsid="000cd1f0" style:font-size-asian="12pt" style:font-weight-asian="bold" style:font-size-complex="12pt" style:font-weight-complex="bold"/>
    </style:style>
    <style:style style:name="P14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Helvetica1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Helvetica1" fo:font-size="12pt" fo:font-weight="bold" officeooo:paragraph-rsid="0011673a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Helvetica1" fo:font-style="italic" style:font-style-asian="italic" style:font-style-complex="italic"/>
    </style:style>
    <style:style style:name="P17" style:family="paragraph" style:parent-style-name="Table_20_Contents">
      <style:text-properties style:font-name="Helvetica1" officeooo:paragraph-rsid="0011673a"/>
    </style:style>
    <style:style style:name="P18" style:family="paragraph" style:parent-style-name="Table_20_Contents">
      <style:text-properties style:font-name="Helvetica1" officeooo:rsid="0011673a" officeooo:paragraph-rsid="0011673a"/>
    </style:style>
    <style:style style:name="P19" style:family="paragraph" style:parent-style-name="Table_20_Contents">
      <style:text-properties style:font-name="Helvetica1" officeooo:rsid="00128e4a" officeooo:paragraph-rsid="00128e4a"/>
    </style:style>
    <style:style style:name="P20" style:family="paragraph" style:parent-style-name="Table_20_Contents">
      <style:text-properties style:font-name="Helvetica-Normal" fo:font-size="6pt" officeooo:paragraph-rsid="0011673a" style:font-size-asian="6pt" style:font-size-complex="6pt"/>
    </style:style>
    <style:style style:name="P21" style:family="paragraph" style:parent-style-name="Table_20_Contents">
      <style:text-properties style:font-name="Helvetica-Normal" fo:font-size="6pt" officeooo:rsid="0011673a" officeooo:paragraph-rsid="0011673a" style:font-size-asian="6pt" style:font-size-complex="6pt"/>
    </style:style>
    <style:style style:name="P22" style:family="paragraph" style:parent-style-name="Table_20_Contents">
      <style:text-properties fo:font-size="6pt" officeooo:paragraph-rsid="0011673a" style:font-size-asian="6pt" style:font-size-complex="6pt"/>
    </style:style>
    <style:style style:name="P23" style:family="paragraph" style:parent-style-name="Text_20_body">
      <style:text-properties officeooo:paragraph-rsid="000d5963"/>
    </style:style>
    <style:style style:name="P24" style:family="paragraph" style:parent-style-name="Text_20_body">
      <style:text-properties style:font-name="Helvetica" officeooo:paragraph-rsid="0013a75f"/>
    </style:style>
    <style:style style:name="P25" style:family="paragraph" style:parent-style-name="Text_20_body">
      <style:text-properties style:font-name="Helvetica" officeooo:paragraph-rsid="00154aab"/>
    </style:style>
    <style:style style:name="P26" style:family="paragraph" style:parent-style-name="Text_20_body">
      <style:text-properties officeooo:paragraph-rsid="0013a75f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style:font-name="Helvetica1"/>
    </style:style>
    <style:style style:name="T2" style:family="text">
      <style:text-properties style:font-name="Helvetica1" fo:font-weight="bold" style:font-weight-asian="bold" style:font-weight-complex="bold"/>
    </style:style>
    <style:style style:name="T3" style:family="text">
      <style:text-properties style:font-name="Helvetica1" fo:language="de" fo:country="DE"/>
    </style:style>
    <style:style style:name="T4" style:family="text">
      <style:text-properties style:font-name="Helvetica1" fo:language="de" fo:country="DE" fo:font-weight="bold" style:font-weight-asian="bold" style:font-weight-complex="bold"/>
    </style:style>
    <style:style style:name="T5" style:family="text">
      <style:text-properties style:font-name="Helvetica1" fo:font-size="12pt" fo:font-weight="normal" officeooo:rsid="000d5963" style:font-size-asian="12pt" style:font-weight-asian="normal" style:font-size-complex="12pt" style:font-weight-complex="normal"/>
    </style:style>
    <style:style style:name="T6" style:family="text">
      <style:text-properties style:font-name="Helvetica1" fo:font-size="12pt" fo:font-weight="normal" officeooo:rsid="0011673a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Helvetica1"/>
    </style:style>
    <style:style style:name="T8" style:family="text">
      <style:text-properties officeooo:rsid="000cd1f0"/>
    </style:style>
    <style:style style:name="T9" style:family="text">
      <style:text-properties officeooo:rsid="000d5963"/>
    </style:style>
    <style:style style:name="T10" style:family="text">
      <style:text-properties fo:font-weight="normal" officeooo:rsid="000d5963" style:font-weight-asian="normal" style:font-weight-complex="normal"/>
    </style:style>
    <style:style style:name="T11" style:family="text">
      <style:text-properties officeooo:rsid="0011673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54aab"/>
    </style:style>
    <style:style style:name="T14" style:family="text">
      <style:text-properties officeooo:rsid="00190542"/>
    </style:style>
    <style:style style:name="T15" style:family="text">
      <style:text-properties officeooo:rsid="001d4c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YAN HAUS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ata Science and AI Institute</text:p>
            <text:p text:style-name="P2">Johns Hopkins University</text:p>
            <text:p text:style-name="P2">3400 North Charles Street</text:p>
            <text:p text:style-name="P2">Baltimore, MD 21218</text:p>
          </table:table-cell>
          <table:table-cell table:style-name="Table1.A1" office:value-type="string">
            <text:p text:style-name="P2">US Citizen</text:p>
            <text:p text:style-name="P2">rhausen@jhu.edu</text:p>
            <text:p text:style-name="P2">ryanhausen.github.io</text:p>
            <text:p text:style-name="P2">951.204.5656</text:p>
          </table:table-cell>
        </table:table-row>
      </table:table>
      <text:p text:style-name="P9"/>
      <text:p text:style-name="P3">RESEARCH INTERESTS</text:p>
      <text:p text:style-name="P5">Computer vision and deep learning algorithms for image analysis <text:span text:style-name="T8">including object </text:span><text:span text:style-name="T14">detection </text:span><text:span text:style-name="T8">and </text:span><text:span text:style-name="T14">instance/</text:span><text:span text:style-name="T8">semantic segmentation</text:span>. Software techniques and tools for large-scale <text:span text:style-name="T8">scientific </text:span>image analysis.</text:p>
      <text:p text:style-name="P5"/>
      <text:p text:style-name="P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2022</text:p>
          </table:table-cell>
          <table:table-cell table:style-name="Table2.A1" office:value-type="string">
            <text:p text:style-name="P2">University of California, Santa Cruz</text:p>
          </table:table-cell>
          <table:table-cell table:style-name="Table2.A1" office:value-type="string">
            <text:p text:style-name="P2">Ph.D., Computer Science</text:p>
            <text:p text:style-name="P6">Advisors – Brant Robertson</text:p>
            <text:p text:style-name="P6"><text:s text:c="15"/>– Roberto Manduchi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2019</text:p>
          </table:table-cell>
          <table:table-cell table:style-name="Table2.A1" office:value-type="string">
            <text:p text:style-name="P2">University of California, Santa Cruz</text:p>
          </table:table-cell>
          <table:table-cell table:style-name="Table2.A1" office:value-type="string">
            <text:p text:style-name="P2">M.S., Computer Science</text:p>
          </table:table-cell>
        </table:table-row>
        <table:table-row table:style-name="Table2.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2">2014</text:p>
          </table:table-cell>
          <table:table-cell table:style-name="Table2.A1" office:value-type="string">
            <text:p text:style-name="P2">Azusa Pacific University</text:p>
          </table:table-cell>
          <table:table-cell table:style-name="Table2.A1" office:value-type="string">
            <text:p text:style-name="P7">B.A., Computer Information Systems</text:p>
          </table:table-cell>
        </table:table-row>
      </table:table>
      <text:p text:style-name="P10"/>
      <text:p text:style-name="P3">SELECTED PUBLICATIONS</text:p>
      <text:p text:style-name="Text_20_body"><text:span text:style-name="Default_20_Paragraph_20_Font"><text:span text:style-name="T2">Hausen, R., </text:span></text:span><text:span text:style-name="Default_20_Paragraph_20_Font"><text:span text:style-name="T1">Robertson, B. E., Zhu, H., Gnedin, N. Y., Madau, P., Schneider, E. E., Villasenor, B., Drakos, N. E., “Revealing the Galaxy-Halo Connection Through Machine Learning”, The Astrophysical Journal, vol. 945, no.2, pp. 122, 2023.</text:span></text:span></text:p>
      <text:p text:style-name="Text_20_body"><text:span text:style-name="Default_20_Paragraph_20_Font"><text:span text:style-name="T1">Robertson, B. E., Tacchella, S., Johnson, B. D., </text:span></text:span><text:span text:style-name="Default_20_Paragraph_20_Font"><text:span text:style-name="T2">Hausen, R.</text:span></text:span><text:span text:style-name="Default_20_Paragraph_20_Font"><text:span text:style-name="T1">, Alabi, A., et. al, “Morpheus Reveals Distant Disk Galaxy Morphologies with JWST: The First AI/ML Analysis of JWST Images”, The Astrophysical Journal Letters, Volume 942, Issue 2, pp. L42, 2023</text:span></text:span></text:p>
      <text:p text:style-name="Text_20_body"><text:span text:style-name="Default_20_Paragraph_20_Font"><text:span text:style-name="T2">Hausen, R.</text:span></text:span><text:span text:style-name="Default_20_Paragraph_20_Font"><text:span text:style-name="T1"> and Robertson, B. E., “FitsMap: A Simple, Lightweight Tool For Displaying Interactive Astronomical Image and Catalog Data”, Astronomy and Computing, vol. 39, pp.100583, 2022.</text:span></text:span></text:p>
      <text:p text:style-name="Text_20_body"><text:span text:style-name="Default_20_Paragraph_20_Font"><text:span text:style-name="T2">Hausen, R.</text:span></text:span><text:span text:style-name="Default_20_Paragraph_20_Font"><text:span text:style-name="T1"> and Robertson, B. E., “Partial-Attribution Instance Segmentation for Astronomical Source Detection and Deblending”, </text:span></text:span><text:span text:style-name="Default_20_Paragraph_20_Font"><text:span text:style-name="T7">Fourth Workshop on Machine Learning and the Physical Sciences, NeurIPS 2021</text:span></text:span><text:span text:style-name="Default_20_Paragraph_20_Font"><text:span text:style-name="T1">.</text:span></text:span></text:p>
      <text:p text:style-name="Text_20_body"><text:span text:style-name="Default_20_Paragraph_20_Font"><text:span text:style-name="T2">Hausen, R.</text:span></text:span><text:span text:style-name="Default_20_Paragraph_20_Font"><text:span text:style-name="T1"> and Robertson, B. E., “Morpheus: A Deep Learning Framework for the Pixel-level Analysis of Astronomical Image Data”, The Astrophysical Journal Supplement Series, vol. 248, no. 1, pp. 1-37, 2020.</text:span></text:span></text:p>
      <text:p text:style-name="P8"/>
      <text:p text:style-name="Text_20_body"><text:soft-page-break/><text:span text:style-name="Default_20_Paragraph_20_Font"><text:span text:style-name="T1">Dominguez Sánchez, H., Martin, G., Damjanov, I., [and 14 others, including </text:span></text:span><text:span text:style-name="Default_20_Paragraph_20_Font"><text:span text:style-name="T2">Hausen, R.</text:span></text:span><text:span text:style-name="Default_20_Paragraph_20_Font"><text:span text:style-name="T1">], “Identification of Tidal Features in Deep Optical Galaxy Images With Convolutional Neural Networks”, Monthly Notices of The Royal Astronomical Society, vol. 521, no. 3, pp. 3861-3872, 2023.</text:span></text:span></text:p>
      <text:p text:style-name="P24">Drakos, N., Villasenor, B., Robertson, B. E., <text:span text:style-name="T12">Hausen, R.</text:span>, … &amp; Wechsler, R. H., “Deep <text:s/>Realistic Extragalactic Model (DREaM) Galaxy Catalogs: Predictions for a Roman Ultra-Deep Field”, The Astrophysical Journal, vol. 926, no.2, pp. 122, 2022. </text:p>
      <text:p text:style-name="P25"><text:span text:style-name="T13">Reike M. J.</text:span>, B., Robertson, B. E., <text:span text:style-name="T13">Tacchella, S., Hainline, K., Johnson B. D., </text:span><text:span text:style-name="T12">Hausen, R.</text:span>, … &amp; <text:span text:style-name="T13">Woodrum</text:span>, <text:span text:style-name="T13">C</text:span>., “JADES Initial Data Release for the Hubble Ultra Deep Field: Revealing the Faint Infrared Sky with Deep JWST NIRCam Imaging”, The Astrophysical Journal <text:span text:style-name="Default_20_Paragraph_20_Font"><text:span text:style-name="T1"><text:s/>Supplement Series</text:span></text:span>, vol. <text:span text:style-name="T13">269</text:span>, no.<text:span text:style-name="T13">1</text:span>, pp. <text:span text:style-name="T13">16</text:span>, 202<text:span text:style-name="T13">3</text:span>. </text:p>
      <text:p text:style-name="P26"><text:span text:style-name="Default_20_Paragraph_20_Font"><text:span text:style-name="T3">Neller, T. W., Keeley, S., Guerzhoy, M., Hoenig, W., Li, J., Koenig, S., </text:span></text:span><text:span text:style-name="Default_20_Paragraph_20_Font"><text:span text:style-name="T4">Hausen, R.</text:span></text:span><text:span text:style-name="Default_20_Paragraph_20_Font"><text:span text:style-name="T3">, … </text:span></text:span><text:span text:style-name="Default_20_Paragraph_20_Font"><text:span text:style-name="T1">&amp; Resnick, C., “Model AI Assignments 2020”, AAAI 2020. pp. 1-3, 2020.</text:span></text:span></text:p>
      <text:p text:style-name="Text_20_body"><text:span text:style-name="Default_20_Paragraph_20_Font"><text:span text:style-name="T1">Norouzi, N. and </text:span></text:span><text:span text:style-name="Default_20_Paragraph_20_Font"><text:span text:style-name="T2">Hausen, R.</text:span></text:span><text:span text:style-name="Default_20_Paragraph_20_Font"><text:span text:style-name="T1">, “Quantitative Evaluation of Student Engagement in a Large-Scale Introduction to Programming Course using a Cloud-based Automatic Grading System”, 2018 IEEE Frontiers in Education Conference, pp. 1-5, 2018.</text:span></text:span></text:p>
      <text:p text:style-name="P13"><text:span text:style-name="Default_20_Paragraph_20_Font"><text:span text:style-name="T9">SELECTED </text:span></text:span><text:span text:style-name="Default_20_Paragraph_20_Font"><text:span text:style-name="T8">PROFESSIONAL SERVICE</text:span></text:span></text:p>
      <text:p text:style-name="P23"><text:span text:style-name="Default_20_Paragraph_20_Font"><text:span text:style-name="T5">Referee for Astrophysical Journal, Astronomy and Computing, </text:span></text:span><text:span text:style-name="Default_20_Paragraph_20_Font"><text:span text:style-name="T6">and </text:span></text:span><text:span text:style-name="Default_20_Paragraph_20_Font"><text:span text:style-name="T5">NeurIPS Machine Learning in the Physical Sciences.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7">20<text:span text:style-name="T15">21</text:span>-Pres.</text:p>
          </table:table-cell>
          <table:table-cell table:style-name="Table5.B1" office:value-type="string">
            <text:p text:style-name="P18">Member</text:p>
          </table:table-cell>
          <table:table-cell table:style-name="Table5.B1" office:value-type="string">
            <text:p text:style-name="P18"><text:span text:style-name="T15">JWST Advanced Deep Extragalactic Survey (JADES) Collaboration</text:span></text:p>
          </table:table-cell>
        </table:table-row>
        <table:table-row>
          <table:table-cell table:style-name="Table5.B1" table:number-columns-spanned="2" office:value-type="string">
            <text:p text:style-name="P21"/>
          </table:table-cell>
          <table:covered-table-cell/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</table:table-row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8">2024</text:p>
          </table:table-cell>
          <table:table-cell table:style-name="Table5.B1" office:value-type="string">
            <text:p text:style-name="P18">Reviewer</text:p>
          </table:table-cell>
          <table:table-cell table:style-name="Table5.B1" office:value-type="string">
            <text:p text:style-name="P18">Mark O. Robbins Prize</text:p>
          </table:table-cell>
        </table:table-row>
        <table:table-row>
          <table:table-cell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</table:table-row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8">2024</text:p>
          </table:table-cell>
          <table:table-cell table:style-name="Table5.B1" office:value-type="string">
            <text:p text:style-name="P18">Reviewer</text:p>
          </table:table-cell>
          <table:table-cell table:style-name="Table5.B1" office:value-type="string">
            <text:p text:style-name="P18">IDIES Summer Student Fellowship</text:p>
          </table:table-cell>
        </table:table-row>
        <table:table-row>
          <table:table-cell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</table:table-row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8">2023</text:p>
          </table:table-cell>
          <table:table-cell table:style-name="Table5.B1" office:value-type="string">
            <text:p text:style-name="P18">Reviewer</text:p>
          </table:table-cell>
          <table:table-cell table:style-name="Table5.B1" office:value-type="string">
            <text:p text:style-name="P18">IDIES Symposium Poster Session</text:p>
          </table:table-cell>
        </table:table-row>
        <table:table-row>
          <table:table-cell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</table:table-row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8">2023</text:p>
          </table:table-cell>
          <table:table-cell table:style-name="Table5.B1" office:value-type="string">
            <text:p text:style-name="P18">Reviewer</text:p>
          </table:table-cell>
          <table:table-cell table:style-name="Table5.B1" office:value-type="string">
            <text:p text:style-name="P18">IDIES Summer Student Fellowship</text:p>
          </table:table-cell>
        </table:table-row>
        <table:table-row>
          <table:table-cell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2"/>
          </table:table-cell>
          <table:table-cell table:style-name="Table5.B1" office:value-type="string">
            <text:p text:style-name="P20"/>
          </table:table-cell>
        </table:table-row>
        <table:table-row>
          <table:table-cell office:value-type="string">
            <text:p text:style-name="P17"/>
          </table:table-cell>
          <table:table-cell table:style-name="Table5.B1" office:value-type="string">
            <text:p text:style-name="P19">2022</text:p>
          </table:table-cell>
          <table:table-cell table:style-name="Table5.B1" office:value-type="string">
            <text:p text:style-name="P18">Reviewer</text:p>
          </table:table-cell>
          <table:table-cell table:style-name="Table5.B1" office:value-type="string">
            <text:p text:style-name="P18">IDIES Symposium Poster Session</text:p>
          </table:table-cell>
        </table:table-row>
        <table:table-row>
          <table:table-cell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  <table:table-cell table:style-name="Table5.B1" office:value-type="string">
            <text:p text:style-name="P20"/>
          </table:table-cell>
        </table:table-row>
      </table:table>
      <text:p text:style-name="P15"><text:span text:style-name="Default_20_Paragraph_20_Font"><text:span text:style-name="T10"/></text:span></text:p>
      <text:p text:style-name="P4">EMPLOYMEN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22-Pres.</text:p>
          </table:table-cell>
          <table:table-cell table:style-name="Table3.B1" office:value-type="string">
            <text:p text:style-name="P2">Assistant Research Scientist</text:p>
          </table:table-cell>
          <table:table-cell table:style-name="Table3.B1" office:value-type="string">
            <text:p text:style-name="P2">Johns Hopkins University</text:p>
          </table:table-cell>
        </table:table-row>
        <table:table-row>
          <table:table-cell table:style-name="Table3.B1" table:number-columns-spanned="2" office:value-type="string">
            <text:p text:style-name="P11"/>
          </table:table-cell>
          <table:covered-table-cell/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16-2022</text:p>
          </table:table-cell>
          <table:table-cell table:style-name="Table3.B1" office:value-type="string">
            <text:p text:style-name="P2">Graduate Student Research Assistant</text:p>
          </table:table-cell>
          <table:table-cell table:style-name="Table3.B1" office:value-type="string">
            <text:p text:style-name="P2">University of California, Santa Cruz</text:p>
          </table:table-cell>
        </table:table-row>
        <table:table-row>
          <table:table-cell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21</text:p>
          </table:table-cell>
          <table:table-cell table:style-name="Table3.B1" office:value-type="string">
            <text:p text:style-name="P2">Instructor, Beginning Programming in Python</text:p>
          </table:table-cell>
          <table:table-cell table:style-name="Table3.B1" office:value-type="string">
            <text:p text:style-name="P2">University of California, Santa Cruz</text:p>
          </table:table-cell>
        </table:table-row>
        <table:table-row>
          <table:table-cell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18</text:p>
          </table:table-cell>
          <table:table-cell table:style-name="Table3.B1" office:value-type="string">
            <text:p text:style-name="P2">Teaching Assistant, Artificial Intelligence</text:p>
          </table:table-cell>
          <table:table-cell table:style-name="Table3.B1" office:value-type="string">
            <text:p text:style-name="P2">University of California, Santa Cruz</text:p>
          </table:table-cell>
        </table:table-row>
        <table:table-row>
          <table:table-cell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17-2018</text:p>
          </table:table-cell>
          <table:table-cell table:style-name="Table3.B1" office:value-type="string">
            <text:p text:style-name="P2">Teaching Assistant, Intermed. Programming</text:p>
          </table:table-cell>
          <table:table-cell table:style-name="Table3.B1" office:value-type="string">
            <text:p text:style-name="P2">University of California, Santa Cruz</text:p>
          </table:table-cell>
        </table:table-row>
        <table:table-row>
          <table:table-cell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2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13-2015</text:p>
          </table:table-cell>
          <table:table-cell table:style-name="Table3.B1" office:value-type="string">
            <text:p text:style-name="P2">Software Engineer</text:p>
          </table:table-cell>
          <table:table-cell table:style-name="Table3.B1" office:value-type="string">
            <text:p text:style-name="P2">Power Settlements</text:p>
          </table:table-cell>
        </table:table-row>
        <table:table-row>
          <table:table-cell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B1" office:value-type="string">
            <text:p text:style-name="P11"/>
          </table:table-cell>
        </table:table-row>
        <table:table-row>
          <table:table-cell office:value-type="string">
            <text:p text:style-name="P2"/>
          </table:table-cell>
          <table:table-cell table:style-name="Table3.B1" office:value-type="string">
            <text:p text:style-name="P2">2012-2013</text:p>
          </table:table-cell>
          <table:table-cell table:style-name="Table3.B1" office:value-type="string">
            <text:p text:style-name="P2">Research Assistant</text:p>
          </table:table-cell>
          <table:table-cell table:style-name="Table3.B1" office:value-type="string">
            <text:p text:style-name="P2">Azusa Pacific University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Helvetica-Normal" svg:font-family="Helvetica-Normal" style:font-family-generic="system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entona" svg:font-family="gentona, sans-serif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2</text:page-number>/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0-09-08T11:09:00Z</meta:creation-date>
    <dc:date>2024-07-19T16:36:19.299996377</dc:date>
    <meta:print-date>2024-07-19T01:43:00Z</meta:print-date>
    <meta:editing-cycles>10</meta:editing-cycles>
    <meta:editing-duration>PT17H27M31S</meta:editing-duration>
    <meta:document-statistic meta:table-count="4" meta:image-count="0" meta:object-count="0" meta:page-count="2" meta:paragraph-count="77" meta:word-count="546" meta:character-count="3882" meta:non-whitespace-character-count="3392"/>
    <meta:template xlink:type="simple" xlink:actuate="onRequest" xlink:title="" xlink:href="Normal.dotm"/>
  </office:meta>
</office:document-meta>
</file>